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lbany" svg:font-family="Albany" style:font-family-generic="swiss"/>
    <style:font-face style:name="FreeSans1" svg:font-family="FreeSans" style:font-family-generic="swiss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officeooo:rsid="0011cda4" officeooo:paragraph-rsid="0011cda4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fo:font-style="italic" officeooo:rsid="00212446" officeooo:paragraph-rsid="00212446" style:font-size-asian="10pt" style:font-style-asian="italic" style:font-size-complex="10pt" style:font-style-complex="italic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officeooo:rsid="0011cda4" officeooo:paragraph-rsid="0011cda4" style:font-size-asian="8.75pt" style:font-size-complex="10pt"/>
    </style:style>
    <style:style style:name="P4" style:family="paragraph" style:parent-style-name="Strophe">
      <style:text-properties style:font-name="Arial" fo:font-size="12pt" officeooo:rsid="00287f0d" officeooo:paragraph-rsid="00287f0d" style:font-size-asian="12pt" style:font-size-complex="12pt"/>
    </style:style>
    <style:style style:name="P5" style:family="paragraph" style:parent-style-name="Strophe">
      <style:text-properties style:font-name="Arial" fo:font-size="12pt" officeooo:rsid="0028afe6" officeooo:paragraph-rsid="0028afe6" style:font-size-asian="12pt" style:font-size-complex="12pt"/>
    </style:style>
    <style:style style:name="P6" style:family="paragraph" style:parent-style-name="Strophe">
      <style:text-properties style:font-name="Arial" fo:font-size="12pt" officeooo:rsid="0028c203" officeooo:paragraph-rsid="0028c203" style:font-size-asian="12pt" style:font-size-complex="12pt"/>
    </style:style>
    <style:style style:name="P7" style:family="paragraph" style:parent-style-name="Strophe">
      <style:text-properties style:font-name="Arial" fo:font-size="12pt" officeooo:rsid="00212446" officeooo:paragraph-rsid="0028c203" style:font-size-asian="12pt" style:font-size-complex="12pt"/>
    </style:style>
    <style:style style:name="P8" style:family="paragraph" style:parent-style-name="Strophe">
      <style:text-properties fo:font-size="12pt" officeooo:rsid="00212446" officeooo:paragraph-rsid="00212446" style:font-size-asian="12pt" style:font-size-complex="12pt"/>
    </style:style>
    <style:style style:name="P9" style:family="paragraph" style:parent-style-name="Strophe">
      <style:text-properties fo:font-size="12pt" officeooo:rsid="00212446" officeooo:paragraph-rsid="0028c203" style:font-size-asian="12pt" style:font-size-complex="12pt"/>
    </style:style>
    <style:style style:name="P10" style:family="paragraph" style:parent-style-name="Strophe">
      <style:text-properties fo:font-size="12pt" officeooo:rsid="002133e7" officeooo:paragraph-rsid="002133e7" style:font-size-asian="12pt" style:font-size-complex="12pt"/>
    </style:style>
    <style:style style:name="P11" style:family="paragraph" style:parent-style-name="Strophe">
      <style:text-properties fo:font-size="12pt" officeooo:rsid="00231447" officeooo:paragraph-rsid="00231447" style:font-size-asian="12pt" style:font-size-complex="12pt"/>
    </style:style>
    <style:style style:name="P12" style:family="paragraph" style:parent-style-name="Strophe">
      <style:text-properties fo:font-size="12pt" officeooo:rsid="00209dc3" officeooo:paragraph-rsid="00209dc3" style:font-size-asian="12pt" style:font-size-complex="12pt"/>
    </style:style>
    <style:style style:name="P13" style:family="paragraph" style:parent-style-name="Strophe">
      <style:text-properties fo:font-size="12pt" officeooo:rsid="002416a9" officeooo:paragraph-rsid="002416a9" style:font-size-asian="12pt" style:font-size-complex="12pt"/>
    </style:style>
    <style:style style:name="P14" style:family="paragraph" style:parent-style-name="Strophe">
      <style:text-properties fo:font-size="12pt" officeooo:rsid="00257f26" officeooo:paragraph-rsid="00257f26" style:font-size-asian="12pt" style:font-size-complex="12pt"/>
    </style:style>
    <style:style style:name="P15" style:family="paragraph" style:parent-style-name="Strophe">
      <style:text-properties fo:font-size="12pt" officeooo:rsid="0026434c" officeooo:paragraph-rsid="0026434c" style:font-size-asian="12pt" style:font-size-complex="12pt"/>
    </style:style>
    <style:style style:name="P16" style:family="paragraph" style:parent-style-name="Strophe">
      <style:text-properties fo:font-size="12pt" officeooo:rsid="0027cad2" officeooo:paragraph-rsid="0027cad2" style:font-size-asian="12pt" style:font-size-complex="12pt"/>
    </style:style>
    <style:style style:name="P17" style:family="paragraph" style:parent-style-name="Heading_20_1">
      <style:paragraph-properties fo:text-align="center" style:justify-single-word="false"/>
      <style:text-properties style:font-name="Arial" fo:font-size="16pt" style:text-underline-style="solid" style:text-underline-type="double" style:text-underline-width="auto" style:text-underline-color="font-color" officeooo:rsid="00209dc3" officeooo:paragraph-rsid="00209dc3" style:font-size-asian="16pt" style:font-size-complex="16pt"/>
    </style:style>
    <style:style style:name="T1" style:family="text">
      <style:text-properties officeooo:rsid="002133e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Naša Anka w groźi doj</text:h>
      <text:p text:style-name="P3"/>
      <text:p text:style-name="P2">Melodie: „Dornröschen war ein schönes Kind“</text:p>
      <text:p text:style-name="P1"/>
      <text:p text:style-name="P8">Naša Anka w groźi doj, w groźi doj, w groźi doj,</text:p>
      <text:p text:style-name="P8">naša Anka w groźi doj, w groźi doj.</text:p>
      <text:p text:style-name="P8"/>
      <text:p text:style-name="P8">A ten <text:span text:style-name="T1">fryjaŕ wence stoj, wence stoj, wence stoj,</text:span></text:p>
      <text:p text:style-name="P10">a ten fryjaŕ wence stoj, wence stoj.</text:p>
      <text:p text:style-name="P10"/>
      <text:p text:style-name="P11">Pśiźo Anka z groźi wen, z groźi wen, z groźi wen,</text:p>
      <text:p text:style-name="P11">pśiźo Anka z groźi wen, z groźi wen.</text:p>
      <text:p text:style-name="P12"/>
      <text:p text:style-name="P13">Fryjaŕ ten ju pópadnjo, pópadnjo, pópadnjo,</text:p>
      <text:p text:style-name="P13">fryjaŕ ten ju pópadnjo, pópadnjo.</text:p>
      <text:p text:style-name="P13"/>
      <text:p text:style-name="P14">Něnt ma Anka tłusty brjuch, tłusty brjuch, tłusty brjuch,</text:p>
      <text:p text:style-name="P14">něnt ma Anka tłusty brjuch, tłusty brjuch.</text:p>
      <text:p text:style-name="P14"/>
      <text:p text:style-name="P15">Fryjaŕ ten se wjaseli, wjaseli, wjaseli,</text:p>
      <text:p text:style-name="P15">fryjaŕ ten se wjaseli, wjaseli.</text:p>
      <text:p text:style-name="P15"/>
      <text:p text:style-name="P16">Familija něnto nastan jo, nastan jo, nastan jo,</text:p>
      <text:p text:style-name="P16">familija něnto nastan jo, nastan jo.</text:p>
      <text:p text:style-name="P16"/>
      <text:p text:style-name="P4">Něnto we jsy zwóny du, zwóny du, zwóny du,</text:p>
      <text:p text:style-name="P4">něnto we jsy zwóny du, zwóny du.</text:p>
      <text:p text:style-name="P4"/>
      <text:p text:style-name="P5">Wšykne luźe domoj du, domoj du, domoj du,</text:p>
      <text:p text:style-name="P5">wšykne luźe domoj du, domoj du.</text:p>
      <text:p text:style-name="P5"/>
      <text:p text:style-name="P6">Bóśon pśiźo drugi raz, drugi raz, drugi raz,</text:p>
      <text:p text:style-name="P6">bóśon pśiźo drugi raz, drugi raz.</text:p>
      <text:p text:style-name="P6"/>
      <text:p text:style-name="P9">Naša Anka w groźi doj, w groźi doj, w groźi doj,</text:p>
      <text:p text:style-name="P7">naša Anka w groźi doj, w groźi doj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lbany" svg:font-family="Albany" style:font-family-generic="swiss"/>
    <style:font-face style:name="FreeSans1" svg:font-family="FreeSans" style:font-family-generic="swiss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lbany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lbany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lbany" fo:font-family="Albany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lbany" fo:font-family="Albany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lbany" fo:font-family="Albany" style:font-family-generic="swiss" style:font-size-asian="12pt" style:font-name-complex="FreeSans1" style:font-family-complex="FreeSans" style:font-family-generic-complex="swiss"/>
    </style:style>
    <style:style style:name="Strophe" style:family="paragraph" style:parent-style-name="Standard">
      <style:paragraph-properties fo:margin-top="0cm" fo:margin-bottom="0cm" loext:contextual-spacing="false" fo:line-height="150%" fo:text-align="center" style:justify-single-word="false" style:writing-mode="page"/>
      <style:text-properties style:font-name="Arial" fo:font-family="Arial" style:font-family-generic="swiss" style:font-pitch="variable" fo:font-size="14pt" officeooo:rsid="0011cda4" style:font-size-asian="14pt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trophe-Lied2" style:family="paragraph" style:parent-style-name="Standard">
      <style:paragraph-properties fo:margin-top="0cm" fo:margin-bottom="0cm" loext:contextual-spacing="false" style:line-height-at-least="0.7cm" fo:text-align="center" style:justify-single-word="false" style:writing-mode="page"/>
      <style:text-properties style:font-name="Arial" fo:font-family="Arial" style:font-family-generic="swiss" style:font-pitch="variable" fo:font-size="14pt" officeooo:rsid="0011cda4" style:font-size-asian="14pt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7-30T23:52:01.784345763</meta:creation-date>
    <dc:date>2020-06-30T23:23:32.674046040</dc:date>
    <meta:editing-duration>PT1H15M6S</meta:editing-duration>
    <meta:editing-cycles>26</meta:editing-cycles>
    <meta:generator>LibreOffice/6.4.4.2$Linux_X86_64 LibreOffice_project/40$Build-2</meta:generator>
    <dc:title>Naša Anka w groźi doj</dc:title>
    <dc:creator>Sven Eichler</dc:creator>
    <meta:document-statistic meta:table-count="0" meta:image-count="0" meta:object-count="0" meta:page-count="1" meta:paragraph-count="24" meta:word-count="180" meta:character-count="951" meta:non-whitespace-character-count="795"/>
  </office:meta>
</office:document-meta>
</file>